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8.01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99cm"/>
    </style:style>
    <style:style style:name="Table1.1" style:family="table-row">
      <style:table-row-properties style:row-height="1.499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middle"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201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5.099cm"/>
    </style:style>
    <style:style style:name="Table2.C" style:family="table-column">
      <style:table-column-properties style:column-width="2.284cm"/>
    </style:style>
    <style:style style:name="Table2.D" style:family="table-column">
      <style:table-column-properties style:column-width="2.598cm"/>
    </style:style>
    <style:style style:name="Table2.E" style:family="table-column">
      <style:table-column-properties style:column-width="2.309cm"/>
    </style:style>
    <style:style style:name="Table2.1" style:family="table-row">
      <style:table-row-properties style:row-height="1.499cm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201cm" table:align="left"/>
    </style:style>
    <style:style style:name="Table3.A" style:family="table-column">
      <style:table-column-properties style:column-width="2.91cm"/>
    </style:style>
    <style:style style:name="Table3.B" style:family="table-column">
      <style:table-column-properties style:column-width="5.099cm"/>
    </style:style>
    <style:style style:name="Table3.C" style:family="table-column">
      <style:table-column-properties style:column-width="2.284cm"/>
    </style:style>
    <style:style style:name="Table3.D" style:family="table-column">
      <style:table-column-properties style:column-width="2.598cm"/>
    </style:style>
    <style:style style:name="Table3.E" style:family="table-column">
      <style:table-column-properties style:column-width="2.309cm"/>
    </style:style>
    <style:style style:name="Table3.1" style:family="table-row">
      <style:table-row-properties style:row-height="2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middle"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598cm"/>
    </style:style>
    <style:style style:name="Table4.B" style:family="table-column">
      <style:table-column-properties style:column-width="13.996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98cm" style:rel-column-width="9680*"/>
    </style:style>
    <style:style style:name="Table5.B" style:family="table-column">
      <style:table-column-properties style:column-width="14.991cm" style:rel-column-width="558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598cm" style:rel-column-width="9680*"/>
    </style:style>
    <style:style style:name="Table6.B" style:family="table-column">
      <style:table-column-properties style:column-width="14.991cm" style:rel-column-width="5585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4pt" style:text-underline-style="solid" style:text-underline-width="auto" style:text-underline-color="font-color" fo:font-weight="bold" officeooo:rsid="00367459" officeooo:paragraph-rsid="0036745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1fd718" officeooo:paragraph-rsid="001fd718"/>
    </style:style>
    <style:style style:name="P4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15e57" officeooo:paragraph-rsid="00215e57" style:font-weight-asian="bold" style:font-weight-complex="bold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6" style:family="paragraph" style:parent-style-name="Standard">
      <style:text-properties style:font-name="Bitstream Vera Sans" style:text-underline-style="solid" style:text-underline-width="auto" style:text-underline-color="font-color" fo:font-weight="bold" officeooo:rsid="00287993" officeooo:paragraph-rsid="00287993" style:font-weight-asian="bold" style:font-weight-complex="bold"/>
    </style:style>
    <style:style style:name="P7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1e099" officeooo:paragraph-rsid="0031e099" style:font-weight-asian="bold" style:font-weight-complex="bold"/>
    </style:style>
    <style:style style:name="P8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9" style:family="paragraph" style:parent-style-name="Standard">
      <style:text-properties style:font-name="Bitstream Vera Sans" style:text-underline-style="solid" style:text-underline-width="auto" style:text-underline-color="font-color" fo:font-weight="bold" officeooo:rsid="003b1df4" officeooo:paragraph-rsid="003b1df4" style:font-weight-asian="bold" style:font-weight-complex="bold"/>
    </style:style>
    <style:style style:name="P10" style:family="paragraph" style:parent-style-name="Standard"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11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d9b2" officeooo:paragraph-rsid="0032d26a" style:font-weight-asian="normal" style:font-weight-complex="normal"/>
    </style:style>
    <style:style style:name="P12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2569fc" officeooo:paragraph-rsid="0032d26a" style:font-weight-asian="normal" style:font-weight-complex="normal"/>
    </style:style>
    <style:style style:name="P13" style:family="paragraph" style:parent-style-name="Standard">
      <style:text-properties style:font-name="Bitstream Vera Sans" style:text-underline-style="solid" style:text-underline-width="auto" style:text-underline-color="font-color" fo:font-weight="normal" officeooo:rsid="003ebec8" officeooo:paragraph-rsid="0032d26a" style:font-weight-asian="normal" style:font-weight-complex="normal"/>
    </style:style>
    <style:style style:name="P14" style:family="paragraph" style:parent-style-name="Standard">
      <style:text-properties style:font-name="Bitstream Vera Sans" officeooo:rsid="001fd718" officeooo:paragraph-rsid="001fd718"/>
    </style:style>
    <style:style style:name="P15" style:family="paragraph" style:parent-style-name="Standard">
      <style:text-properties style:font-name="Bitstream Vera Sans" officeooo:paragraph-rsid="001fd718"/>
    </style:style>
    <style:style style:name="P16" style:family="paragraph" style:parent-style-name="Standard">
      <style:text-properties style:font-name="Bitstream Vera Sans" style:text-underline-style="none" fo:font-weight="normal" officeooo:rsid="00215e57" officeooo:paragraph-rsid="00215e57" style:font-weight-asian="normal" style:font-weight-complex="normal"/>
    </style:style>
    <style:style style:name="P17" style:family="paragraph" style:parent-style-name="Standard">
      <style:text-properties style:font-name="Bitstream Vera Sans" style:text-underline-style="none" fo:font-weight="normal" officeooo:rsid="002740fd" officeooo:paragraph-rsid="002740fd" style:font-weight-asian="normal" style:font-weight-complex="normal"/>
    </style:style>
    <style:style style:name="P18" style:family="paragraph" style:parent-style-name="Standard">
      <style:text-properties style:font-name="Bitstream Vera Sans" style:text-underline-style="none" fo:font-weight="normal" officeooo:rsid="002740fd" officeooo:paragraph-rsid="00466c8e" style:font-weight-asian="normal" style:font-weight-complex="normal"/>
    </style:style>
    <style:style style:name="P19" style:family="paragraph" style:parent-style-name="Standard">
      <style:text-properties style:font-name="Bitstream Vera Sans" style:text-underline-style="none" fo:font-weight="normal" officeooo:rsid="00287993" officeooo:paragraph-rsid="00287993" style:font-weight-asian="normal" style:font-weight-complex="normal"/>
    </style:style>
    <style:style style:name="P20" style:family="paragraph" style:parent-style-name="Standard">
      <style:text-properties style:font-name="Bitstream Vera Sans" style:text-underline-style="none" fo:font-weight="normal" officeooo:rsid="00169c76" officeooo:paragraph-rsid="002c5cff" style:font-weight-asian="normal" style:font-weight-complex="normal"/>
    </style:style>
    <style:style style:name="P21" style:family="paragraph" style:parent-style-name="Standard">
      <style:text-properties style:font-name="Bitstream Vera Sans" style:text-underline-style="none" fo:font-weight="normal" officeooo:rsid="0031e099" officeooo:paragraph-rsid="0031e099" style:font-weight-asian="normal" style:font-weight-complex="normal"/>
    </style:style>
    <style:style style:name="P22" style:family="paragraph" style:parent-style-name="Standard">
      <style:text-properties style:font-name="Bitstream Vera Sans" style:text-underline-style="none" fo:font-weight="normal" officeooo:rsid="0025d9b2" officeooo:paragraph-rsid="0032d26a" style:font-weight-asian="normal" style:font-weight-complex="normal"/>
    </style:style>
    <style:style style:name="P23" style:family="paragraph" style:parent-style-name="Standard">
      <style:text-properties style:font-name="Bitstream Vera Sans" style:text-underline-style="none" fo:font-weight="normal" officeooo:rsid="002569fc" officeooo:paragraph-rsid="0032d26a" style:font-weight-asian="normal" style:font-weight-complex="normal"/>
    </style:style>
    <style:style style:name="P24" style:family="paragraph" style:parent-style-name="Standard">
      <style:text-properties style:font-name="Bitstream Vera Sans" style:text-underline-style="none" fo:font-weight="normal" officeooo:rsid="002569fc" officeooo:paragraph-rsid="003e7112" style:font-weight-asian="normal" style:font-weight-complex="normal"/>
    </style:style>
    <style:style style:name="P25" style:family="paragraph" style:parent-style-name="Standard">
      <style:text-properties style:font-name="Bitstream Vera Sans" style:text-underline-style="none" fo:font-weight="normal" officeooo:rsid="004d6737" officeooo:paragraph-rsid="0032d26a" style:font-weight-asian="normal" style:font-weight-complex="normal"/>
    </style:style>
    <style:style style:name="P26" style:family="paragraph" style:parent-style-name="Standard">
      <style:text-properties style:font-name="Bitstream Vera Sans" style:text-underline-style="none" fo:font-weight="normal" officeooo:rsid="0026f94f" officeooo:paragraph-rsid="0032d26a" style:font-weight-asian="normal" style:font-weight-complex="normal"/>
    </style:style>
    <style:style style:name="P27" style:family="paragraph" style:parent-style-name="Standard">
      <style:text-properties style:font-name="Bitstream Vera Sans" style:text-underline-style="none" fo:font-weight="normal" officeooo:rsid="0056fdd0" officeooo:paragraph-rsid="0032d26a" style:font-weight-asian="normal" style:font-weight-complex="normal"/>
    </style:style>
    <style:style style:name="P28" style:family="paragraph" style:parent-style-name="Standard">
      <style:text-properties style:font-name="Bitstream Vera Sans" style:text-underline-style="none" fo:font-weight="normal" officeooo:rsid="00454641" officeooo:paragraph-rsid="0032d26a" style:font-weight-asian="normal" style:font-weight-complex="normal"/>
    </style:style>
    <style:style style:name="P29" style:family="paragraph" style:parent-style-name="Standard">
      <style:text-properties style:font-name="Bitstream Vera Sans" style:text-underline-style="none" fo:font-weight="normal" officeooo:rsid="00380c3c" officeooo:paragraph-rsid="00380c3c" style:font-weight-asian="normal" style:font-weight-complex="normal"/>
    </style:style>
    <style:style style:name="P30" style:family="paragraph" style:parent-style-name="Standard">
      <style:text-properties style:font-name="Bitstream Vera Sans" style:text-underline-style="none" fo:font-weight="normal" officeooo:rsid="00466c8e" officeooo:paragraph-rsid="00466c8e" style:font-weight-asian="normal" style:font-weight-complex="normal"/>
    </style:style>
    <style:style style:name="P31" style:family="paragraph" style:parent-style-name="Standard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P32" style:family="paragraph" style:parent-style-name="Standard">
      <style:text-properties style:font-name="Bitstream Vera Sans" style:text-underline-style="none" fo:font-weight="normal" officeooo:rsid="005474fe" officeooo:paragraph-rsid="005474fe" style:font-weight-asian="normal" style:font-weight-complex="normal"/>
    </style:style>
    <style:style style:name="P33" style:family="paragraph" style:parent-style-name="Standard">
      <style:text-properties style:font-name="Bitstream Vera Sans" style:text-underline-style="none" fo:font-weight="normal" officeooo:rsid="0048e170" officeooo:paragraph-rsid="0032d26a" style:font-weight-asian="normal" style:font-weight-complex="normal"/>
    </style:style>
    <style:style style:name="P34" style:family="paragraph" style:parent-style-name="Standard">
      <style:text-properties style:font-name="Bitstream Vera Sans" style:text-underline-style="none" fo:font-weight="normal" officeooo:rsid="0048e170" officeooo:paragraph-rsid="005b847b" style:font-weight-asian="normal" style:font-weight-complex="normal"/>
    </style:style>
    <style:style style:name="P35" style:family="paragraph" style:parent-style-name="Standard">
      <style:text-properties style:font-name="Bitstream Vera Sans" fo:font-style="normal" style:text-underline-style="none" fo:font-weight="normal" officeooo:rsid="004d6737" officeooo:paragraph-rsid="0032d26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Bitstream Vera Sans" fo:font-style="normal" style:text-underline-style="none" fo:font-weight="normal" officeooo:rsid="004e8d7b" officeooo:paragraph-rsid="0032d26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Bitstream Vera Sans" fo:font-style="normal" style:text-underline-style="none" fo:font-weight="normal" officeooo:rsid="002a521b" officeooo:paragraph-rsid="002a521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Bitstream Vera Sans" fo:font-style="normal" style:text-underline-style="none" fo:font-weight="normal" officeooo:rsid="003449c9" officeooo:paragraph-rsid="003449c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Bitstream Vera Sans" fo:font-style="normal" style:text-underline-style="none" fo:font-weight="normal" officeooo:rsid="00380c3c" officeooo:paragraph-rsid="00380c3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Bitstream Vera Sans" fo:font-style="normal" style:text-underline-style="none" fo:font-weight="normal" officeooo:rsid="00466c8e" officeooo:paragraph-rsid="00466c8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Bitstream Vera Sans" fo:font-style="normal" style:text-underline-style="none" fo:font-weight="normal" officeooo:rsid="004abc6d" officeooo:paragraph-rsid="004abc6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Bitstream Vera Sans" fo:font-style="normal" style:text-underline-style="none" fo:font-weight="normal" officeooo:rsid="004cdbb9" officeooo:paragraph-rsid="004cdbb9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Bitstream Vera Sans" fo:font-style="normal" style:text-underline-style="none" fo:font-weight="normal" officeooo:rsid="004e5bb7" officeooo:paragraph-rsid="004cdbb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Bitstream Vera Sans" fo:font-style="normal" style:text-underline-style="solid" style:text-underline-width="auto" style:text-underline-color="font-color" fo:font-weight="bold" officeooo:rsid="003449c9" officeooo:paragraph-rsid="003449c9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Bitstream Vera Sans" officeooo:rsid="001a6b71" officeooo:paragraph-rsid="002c4174"/>
    </style:style>
    <style:style style:name="P47" style:family="paragraph" style:parent-style-name="Standard">
      <style:text-properties fo:color="#72bf44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use-window-font-color="true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color="#2b511a" style:font-name="Bitstream Vera Sans" fo:font-style="normal" style:text-underline-style="none" fo:font-weight="normal" officeooo:rsid="004e5bb7" officeooo:paragraph-rsid="004e5bb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740fd" officeooo:paragraph-rsid="002740fd" style:font-weight-asian="bold" style:font-weight-complex="bold"/>
    </style:style>
    <style:style style:name="P51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2c4174" officeooo:paragraph-rsid="002c4174" style:font-weight-asian="bold" style:font-weight-complex="bold"/>
    </style:style>
    <style:style style:name="P52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32d26a" officeooo:paragraph-rsid="0032d26a" style:font-weight-asian="bold" style:font-weight-complex="bold"/>
    </style:style>
    <style:style style:name="P53" style:family="paragraph" style:parent-style-name="Standard">
      <style:paragraph-properties fo:break-before="page"/>
      <style:text-properties style:font-name="Bitstream Vera Sans" style:text-underline-style="solid" style:text-underline-width="auto" style:text-underline-color="font-color" fo:font-weight="bold" officeooo:rsid="0052c4e2" officeooo:paragraph-rsid="0052c4e2" style:font-weight-asian="bold" style:font-weight-complex="bold"/>
    </style:style>
    <style:style style:name="P54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fo:font-weight="bold" officeooo:rsid="002a521b" officeooo:paragraph-rsid="002a521b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1fd718"/>
    </style:style>
    <style:style style:name="P56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215e57"/>
    </style:style>
    <style:style style:name="P57" style:family="paragraph" style:parent-style-name="Table_20_Contents">
      <style:paragraph-properties fo:text-align="center" style:justify-single-word="false"/>
      <style:text-properties style:font-name="Bitstream Vera Sans" officeooo:rsid="001fd718" officeooo:paragraph-rsid="00367459"/>
    </style:style>
    <style:style style:name="P58" style:family="paragraph" style:parent-style-name="Table_20_Contents">
      <style:paragraph-properties fo:text-align="center" style:justify-single-word="false"/>
      <style:text-properties style:font-name="Bitstream Vera Sans" fo:font-weight="bold" officeooo:rsid="001fd718" officeooo:paragraph-rsid="001fd71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Bitstream Vera Sans" fo:font-weight="bold" officeooo:rsid="00215e57" officeooo:paragraph-rsid="00215e5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Bitstream Vera Sans" fo:font-weight="bold" officeooo:rsid="00188880" officeooo:paragraph-rsid="002c5cff" style:font-weight-asian="bold" style:font-weight-complex="bold"/>
    </style:style>
    <style:style style:name="P61" style:family="paragraph" style:parent-style-name="Table_20_Contents">
      <style:text-properties style:font-name="Bitstream Vera Sans" fo:font-weight="bold" officeooo:rsid="00188880" officeooo:paragraph-rsid="002c5cff" style:font-weight-asian="bold" style:font-weight-complex="bold"/>
    </style:style>
    <style:style style:name="P62" style:family="paragraph" style:parent-style-name="Table_20_Contents">
      <style:text-properties style:font-name="Bitstream Vera Sans" fo:font-weight="bold" officeooo:rsid="0031e099" officeooo:paragraph-rsid="0031e099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Bitstream Vera Sans" fo:font-weight="bold" officeooo:rsid="003b1df4" officeooo:paragraph-rsid="003b1df4" style:font-weight-asian="bold" style:font-weight-complex="bold"/>
    </style:style>
    <style:style style:name="P64" style:family="paragraph" style:parent-style-name="Table_20_Contents">
      <style:text-properties style:font-name="Bitstream Vera Sans" fo:font-weight="bold" officeooo:rsid="003b1df4" officeooo:paragraph-rsid="003b1df4" style:font-weight-asian="bold" style:font-weight-complex="bold"/>
    </style:style>
    <style:style style:name="P65" style:family="paragraph" style:parent-style-name="Table_20_Contents">
      <style:text-properties style:font-name="Bitstream Vera Sans" officeooo:rsid="00188880" officeooo:paragraph-rsid="002c5cff"/>
    </style:style>
    <style:style style:name="P66" style:family="paragraph" style:parent-style-name="Table_20_Contents">
      <style:text-properties style:font-name="Bitstream Vera Sans" officeooo:rsid="00350b81" officeooo:paragraph-rsid="00350b81"/>
    </style:style>
    <style:style style:name="P67" style:family="paragraph" style:parent-style-name="Table_20_Contents">
      <style:text-properties style:font-name="Bitstream Vera Sans" officeooo:rsid="001a1074" officeooo:paragraph-rsid="002c5cff"/>
    </style:style>
    <style:style style:name="P68" style:family="paragraph" style:parent-style-name="Table_20_Contents">
      <style:paragraph-properties fo:text-align="center" style:justify-single-word="false"/>
      <style:text-properties style:font-name="Bitstream Vera Sans" officeooo:rsid="0031e099" officeooo:paragraph-rsid="0031e099"/>
    </style:style>
    <style:style style:name="P69" style:family="paragraph" style:parent-style-name="Table_20_Contents">
      <style:text-properties style:font-name="Bitstream Vera Sans" officeooo:rsid="0031e099" officeooo:paragraph-rsid="0031e099"/>
    </style:style>
    <style:style style:name="P70" style:family="paragraph" style:parent-style-name="Table_20_Contents">
      <style:text-properties style:font-name="Bitstream Vera Sans" officeooo:rsid="002dd128" officeooo:paragraph-rsid="002dd128"/>
    </style:style>
    <style:style style:name="P71" style:family="paragraph" style:parent-style-name="Table_20_Contents">
      <style:text-properties style:font-name="Bitstream Vera Sans" officeooo:rsid="0053d4de" officeooo:paragraph-rsid="002c5cff"/>
    </style:style>
    <style:style style:name="P72" style:family="paragraph" style:parent-style-name="Table_20_Contents">
      <style:text-properties style:font-name="Bitstream Vera Sans" fo:font-style="italic" officeooo:rsid="001b4bad" officeooo:paragraph-rsid="002c5cff" style:font-style-asian="italic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style:font-name="Bitstream Vera Sans" fo:font-style="normal" officeooo:rsid="002dd128" officeooo:paragraph-rsid="002dd128" style:font-style-asian="normal" style:font-style-complex="normal"/>
    </style:style>
    <style:style style:name="P74" style:family="paragraph" style:parent-style-name="Table_20_Contents">
      <style:text-properties style:font-name="Bitstream Vera Sans" fo:font-style="normal" officeooo:rsid="005334c9" officeooo:paragraph-rsid="002c5cff" style:font-style-asian="normal" style:font-style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Bitstream Vera Sans" fo:font-style="normal" officeooo:rsid="0031e099" officeooo:paragraph-rsid="0031e099" style:font-style-asian="normal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Bitstream Vera Sans" fo:font-style="normal" officeooo:rsid="001a1074" officeooo:paragraph-rsid="002c5cff" style:font-style-asian="normal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" fo:font-style="normal" officeooo:rsid="00188880" officeooo:paragraph-rsid="002c5cff" style:font-style-asian="normal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Bitstream Vera Sans" fo:font-style="normal" officeooo:rsid="00350b81" officeooo:paragraph-rsid="00350b81" style:font-style-asian="normal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Bitstream Vera Sans" fo:font-style="normal" officeooo:rsid="00466c8e" officeooo:paragraph-rsid="00466c8e" style:font-style-asian="normal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Bitstream Vera Sans" fo:font-style="normal" officeooo:rsid="0047f048" officeooo:paragraph-rsid="0047f048" style:font-style-asian="normal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Bitstream Vera Sans" fo:font-style="normal" officeooo:rsid="00505ca2" officeooo:paragraph-rsid="00505ca2" style:font-style-asian="normal" style:font-style-complex="normal"/>
    </style:style>
    <style:style style:name="P82" style:family="paragraph" style:parent-style-name="Table_20_Contents">
      <style:text-properties style:font-name="Bitstream Vera Sans" officeooo:rsid="00325f26" officeooo:paragraph-rsid="00325f26"/>
    </style:style>
    <style:style style:name="P83" style:family="paragraph" style:parent-style-name="Table_20_Contents">
      <style:paragraph-properties fo:text-align="center" style:justify-single-word="false"/>
      <style:text-properties style:font-name="Bitstream Vera Sans" officeooo:rsid="00325f26" officeooo:paragraph-rsid="00325f26"/>
    </style:style>
    <style:style style:name="P84" style:family="paragraph" style:parent-style-name="Table_20_Contents">
      <style:text-properties style:font-name="Bitstream Vera Sans" officeooo:rsid="003b1df4" officeooo:paragraph-rsid="003b1df4"/>
    </style:style>
    <style:style style:name="P85" style:family="paragraph" style:parent-style-name="Table_20_Contents">
      <style:paragraph-properties fo:text-align="center" style:justify-single-word="false"/>
      <style:text-properties style:font-name="Bitstream Vera Sans" officeooo:rsid="003b1df4" officeooo:paragraph-rsid="003b1df4"/>
    </style:style>
    <style:style style:name="P86" style:family="paragraph" style:parent-style-name="Table_20_Contents">
      <style:paragraph-properties fo:text-align="center" style:justify-single-word="false"/>
      <style:text-properties style:font-name="Bitstream Vera Sans" officeooo:rsid="00367459" officeooo:paragraph-rsid="00367459"/>
    </style:style>
    <style:style style:name="P87" style:family="paragraph" style:parent-style-name="Table_20_Contents">
      <style:paragraph-properties fo:text-align="center" style:justify-single-word="false"/>
      <style:text-properties style:font-name="Bitstream Vera Sans" officeooo:rsid="004033a9" officeooo:paragraph-rsid="004033a9"/>
    </style:style>
    <style:style style:name="P88" style:family="paragraph" style:parent-style-name="Table_20_Contents">
      <style:text-properties style:font-name="Bitstream Vera Sans" officeooo:rsid="004033a9" officeooo:paragraph-rsid="004033a9"/>
    </style:style>
    <style:style style:name="P89" style:family="paragraph" style:parent-style-name="Table_20_Contents">
      <style:text-properties style:font-name="Bitstream Vera Sans" officeooo:rsid="00505ca2" officeooo:paragraph-rsid="00505ca2"/>
    </style:style>
    <style:style style:name="P90" style:family="paragraph" style:parent-style-name="Table_20_Contents">
      <style:text-properties style:font-name="Bitstream Vera Sans" officeooo:rsid="0059aab6" officeooo:paragraph-rsid="0059aab6"/>
    </style:style>
    <style:style style:name="P91" style:family="paragraph" style:parent-style-name="Standard" style:list-style-name="L1">
      <style:text-properties style:font-name="Bitstream Vera Sans" style:text-underline-style="none" fo:font-weight="normal" officeooo:rsid="0052c4e2" officeooo:paragraph-rsid="0052c4e2" style:font-weight-asian="normal" style:font-weight-complex="normal"/>
    </style:style>
    <style:style style:name="T1" style:family="text">
      <style:text-properties officeooo:rsid="00380c3c"/>
    </style:style>
    <style:style style:name="T2" style:family="text">
      <style:text-properties officeooo:rsid="00215e57"/>
    </style:style>
    <style:style style:name="T3" style:family="text">
      <style:text-properties officeooo:rsid="002740f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officeooo:rsid="0052c4e2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3e7112" style:font-style-asian="normal" style:font-style-complex="normal"/>
    </style:style>
    <style:style style:name="T8" style:family="text">
      <style:text-properties fo:font-style="normal" officeooo:rsid="004cf2fb" style:font-style-asian="normal" style:font-style-complex="normal"/>
    </style:style>
    <style:style style:name="T9" style:family="text">
      <style:text-properties fo:font-style="normal" officeooo:rsid="004e5bb7" style:font-style-asian="normal" style:font-style-complex="normal"/>
    </style:style>
    <style:style style:name="T10" style:family="text">
      <style:text-properties fo:font-style="normal" officeooo:rsid="00594403" style:font-style-asian="normal" style:font-style-complex="normal"/>
    </style:style>
    <style:style style:name="T11" style:family="text">
      <style:text-properties officeooo:rsid="006db94d"/>
    </style:style>
    <style:style style:name="T12" style:family="text">
      <style:text-properties officeooo:rsid="0037b606"/>
    </style:style>
    <style:style style:name="T13" style:family="text">
      <style:text-properties style:text-position="super 58%"/>
    </style:style>
    <style:style style:name="T14" style:family="text">
      <style:text-properties officeooo:rsid="002c5cff"/>
    </style:style>
    <style:style style:name="T15" style:family="text">
      <style:text-properties officeooo:rsid="0030bfab"/>
    </style:style>
    <style:style style:name="T16" style:family="text">
      <style:text-properties officeooo:rsid="003162a7"/>
    </style:style>
    <style:style style:name="T17" style:family="text">
      <style:text-properties officeooo:rsid="0031e099"/>
    </style:style>
    <style:style style:name="T18" style:family="text">
      <style:text-properties officeooo:rsid="00325f26"/>
    </style:style>
    <style:style style:name="T19" style:family="text">
      <style:text-properties officeooo:rsid="00379f36"/>
    </style:style>
    <style:style style:name="T20" style:family="text">
      <style:text-properties officeooo:rsid="0042aab2"/>
    </style:style>
    <style:style style:name="T21" style:family="text">
      <style:text-properties officeooo:rsid="0026f94f"/>
    </style:style>
    <style:style style:name="T22" style:family="text">
      <style:text-properties officeooo:rsid="0040d07b"/>
    </style:style>
    <style:style style:name="T23" style:family="text">
      <style:text-properties officeooo:rsid="0057431a"/>
    </style:style>
    <style:style style:name="T24" style:family="text">
      <style:text-properties officeooo:rsid="00552b4b"/>
    </style:style>
    <style:style style:name="T25" style:family="text">
      <style:text-properties officeooo:rsid="0049d6f0"/>
    </style:style>
    <style:style style:name="T26" style:family="text">
      <style:text-properties officeooo:rsid="0033fb87"/>
    </style:style>
    <style:style style:name="T27" style:family="text">
      <style:text-properties officeooo:rsid="0035b24a"/>
    </style:style>
    <style:style style:name="T28" style:family="text">
      <style:text-properties officeooo:rsid="003984b3"/>
    </style:style>
    <style:style style:name="T29" style:family="text">
      <style:text-properties officeooo:rsid="003e7112"/>
    </style:style>
    <style:style style:name="T30" style:family="text">
      <style:text-properties officeooo:rsid="004033a9"/>
    </style:style>
    <style:style style:name="T31" style:family="text">
      <style:text-properties officeooo:rsid="00466c8e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589ca3"/>
    </style:style>
    <style:style style:name="T34" style:family="text">
      <style:text-properties officeooo:rsid="0047f048"/>
    </style:style>
    <style:style style:name="T35" style:family="text">
      <style:text-properties officeooo:rsid="00481bd3"/>
    </style:style>
    <style:style style:name="T36" style:family="text">
      <style:text-properties officeooo:rsid="0048d0b7"/>
    </style:style>
    <style:style style:name="T37" style:family="text">
      <style:text-properties officeooo:rsid="00495470"/>
    </style:style>
    <style:style style:name="T38" style:family="text">
      <style:text-properties officeooo:rsid="0049eeb6"/>
    </style:style>
    <style:style style:name="T39" style:family="text">
      <style:text-properties officeooo:rsid="004c8d61"/>
    </style:style>
    <style:style style:name="T40" style:family="text">
      <style:text-properties officeooo:rsid="004e5bb7"/>
    </style:style>
    <style:style style:name="T41" style:family="text">
      <style:text-properties fo:color="#ef413d"/>
    </style:style>
    <style:style style:name="T42" style:family="text">
      <style:text-properties officeooo:rsid="004faf27"/>
    </style:style>
    <style:style style:name="T43" style:family="text">
      <style:text-properties officeooo:rsid="00505ca2"/>
    </style:style>
    <style:style style:name="T44" style:family="text">
      <style:text-properties officeooo:rsid="00526d73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053ce44" style:font-weight-asian="normal" style:font-weight-complex="normal"/>
    </style:style>
    <style:style style:name="T47" style:family="text">
      <style:text-properties style:text-underline-style="none" fo:font-weight="normal" officeooo:rsid="00579924" style:font-weight-asian="normal" style:font-weight-complex="normal"/>
    </style:style>
    <style:style style:name="T48" style:family="text">
      <style:text-properties officeooo:rsid="0052c4e2"/>
    </style:style>
    <style:style style:name="T49" style:family="text">
      <style:text-properties officeooo:rsid="00589ca3"/>
    </style:style>
    <style:style style:name="T50" style:family="text">
      <style:text-properties officeooo:rsid="005adc08"/>
    </style:style>
    <style:style style:name="T51" style:family="text">
      <style:text-properties officeooo:rsid="005bc282"/>
    </style:style>
    <style:style style:name="T52" style:family="text">
      <style:text-properties officeooo:rsid="005e9d42"/>
    </style:style>
    <style:style style:name="T53" style:family="text">
      <style:text-properties officeooo:rsid="005f74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te Plasma</text:p>
      <text:p text:style-name="P3">Introduction</text:p>
      <text:p text:style-name="P3"/>
      <text:p text:style-name="P14">White Plasma is loosely based – very loosely – on the old Spectrum system “White Lightning” which is a FORTH based system designed to run on the Spectrum. White Plasma is a Colour FORTH based system designed to run on the Spectrum Next and Spectrum 128, specifically, but will also work on a standard Spectrum.</text:p>
      <text:p text:style-name="P14"/>
      <text:p text:style-name="P3">Design Issues</text:p>
      <text:p text:style-name="P14"/>
      <text:p text:style-name="P14">The main design issue is to do with the banked RAM memory. All machines are Z80 8 bit microprocessor based, with a 16 bit address space. A Spectrum looks like this.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C000-FFFF</text:p>
          </table:table-cell>
          <table:table-cell table:style-name="Table1.B1" office:value-type="string">
            <text:p text:style-name="P55">Fast RAM</text:p>
          </table:table-cell>
        </table:table-row>
        <table:table-row table:style-name="Table1.1">
          <table:table-cell table:style-name="Table1.A1" office:value-type="string">
            <text:p text:style-name="P55">8000-BFFF</text:p>
          </table:table-cell>
          <table:table-cell table:style-name="Table1.B2" office:value-type="string">
            <text:p text:style-name="P55">Fast RAM</text:p>
          </table:table-cell>
        </table:table-row>
        <table:table-row table:style-name="Table1.1">
          <table:table-cell table:style-name="Table1.A1" office:value-type="string">
            <text:p text:style-name="P55">4000-7FFF</text:p>
          </table:table-cell>
          <table:table-cell table:style-name="Table1.B2" office:value-type="string">
            <text:p text:style-name="P55">Screen Memory, slow RAM</text:p>
          </table:table-cell>
        </table:table-row>
        <table:table-row table:style-name="Table1.1">
          <table:table-cell table:style-name="Table1.A1" office:value-type="string">
            <text:p text:style-name="P55">0000-3FFF</text:p>
          </table:table-cell>
          <table:table-cell table:style-name="Table1.B2" office:value-type="string">
            <text:p text:style-name="P55">Basic ROM</text:p>
          </table:table-cell>
        </table:table-row>
      </table:table>
      <text:p text:style-name="P14"/>
      <text:p text:style-name="P14">A Spectrum 128 looks like this, paging memory onto C000-FFFF.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5">C000-FFFF</text:p>
          </table:table-cell>
          <table:table-cell table:style-name="Table2.B1" office:value-type="string">
            <text:p text:style-name="P55">Fast RAM</text:p>
          </table:table-cell>
          <table:table-cell table:style-name="Table2.B1" office:value-type="string">
            <text:p text:style-name="P55">RAM</text:p>
            <text:p text:style-name="P55">Page</text:p>
          </table:table-cell>
          <table:table-cell table:style-name="Table2.B1" office:value-type="string">
            <text:p text:style-name="P55">RAM</text:p>
            <text:p text:style-name="P55">Page</text:p>
          </table:table-cell>
          <table:table-cell table:style-name="Table2.E1" office:value-type="string">
            <text:p text:style-name="P55">RAM</text:p>
            <text:p text:style-name="P55">Page</text:p>
          </table:table-cell>
        </table:table-row>
        <table:table-row table:style-name="Table2.1">
          <table:table-cell table:style-name="Table2.A1" office:value-type="string">
            <text:p text:style-name="P55">8000-BFFF</text:p>
          </table:table-cell>
          <table:table-cell table:style-name="Table2.B2" office:value-type="string">
            <text:p text:style-name="P55">Fast RAM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4000-7FFF</text:p>
          </table:table-cell>
          <table:table-cell table:style-name="Table2.B2" office:value-type="string">
            <text:p text:style-name="P55">Screen Memory, slow RAM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</table:table-row>
        <table:table-row table:style-name="Table2.1">
          <table:table-cell table:style-name="Table2.A1" office:value-type="string">
            <text:p text:style-name="P55">0000-3FFF</text:p>
          </table:table-cell>
          <table:table-cell table:style-name="Table2.B2" office:value-type="string">
            <text:p text:style-name="P55">Basic ROM</text:p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/>
          </table:table-cell>
        </table:table-row>
      </table:table>
      <text:p text:style-name="P14"/>
      <text:p text:style-name="P14">A Spectrum Next offers far more flexibility, but can operate on the same model as a Spectrum 128, e.g. paging RAM pages in and out of C000-FFFF, though its pages are 8k not 16k. I will therefore use this model for implementing White Plasma <text:span text:style-name="T2">as it is compatible with both designs, albeit with a different paging system.</text:span></text:p>
      <text:p text:style-name="P14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5">C000-FFFF</text:p>
          </table:table-cell>
          <table:table-cell table:style-name="Table3.B1" office:value-type="string">
            <text:p text:style-name="P55">Fast RAM</text:p>
            <text:p text:style-name="P58">Module</text:p>
          </table:table-cell>
          <table:table-cell table:style-name="Table3.B1" office:value-type="string">
            <text:p text:style-name="P55">RAM</text:p>
            <text:p text:style-name="P55">Page</text:p>
            <text:p text:style-name="P58">Module</text:p>
          </table:table-cell>
          <table:table-cell table:style-name="Table3.B1" office:value-type="string">
            <text:p text:style-name="P55">RAM</text:p>
            <text:p text:style-name="P55">Page</text:p>
            <text:p text:style-name="P59">Module</text:p>
          </table:table-cell>
          <table:table-cell table:style-name="Table3.E1" office:value-type="string">
            <text:p text:style-name="P55">RAM</text:p>
            <text:p text:style-name="P56">Page</text:p>
            <text:p text:style-name="P59">Module</text:p>
          </table:table-cell>
        </table:table-row>
        <table:table-row table:style-name="Table3.1">
          <table:table-cell table:style-name="Table3.A1" office:value-type="string">
            <text:p text:style-name="P55">8000-BFFF</text:p>
          </table:table-cell>
          <table:table-cell table:style-name="Table3.B2" office:value-type="string">
            <text:p text:style-name="P55">Fast RAM</text:p>
            <text:p text:style-name="P58">Core Words</text:p>
            <text:p text:style-name="P58">Fast Words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55">4000-7FFF</text:p>
          </table:table-cell>
          <table:table-cell table:style-name="Table3.B2" office:value-type="string">
            <text:p text:style-name="P86">Slow Memory</text:p>
            <text:p text:style-name="P57">Screen Memory</text:p>
            <text:p text:style-name="P58">Dictionary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</table:table-row>
        <table:table-row table:style-name="Table3.1">
          <table:table-cell table:style-name="Table3.A1" office:value-type="string">
            <text:p text:style-name="P55">0000-3FFF</text:p>
          </table:table-cell>
          <table:table-cell table:style-name="Table3.B2" office:value-type="string">
            <text:p text:style-name="P55">Basic ROM</text:p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55"/>
          </table:table-cell>
        </table:table-row>
      </table:table>
      <text:p text:style-name="P15"/>
      <text:p text:style-name="P4">Dictionary</text:p>
      <text:p text:style-name="P4"/>
      <text:p text:style-name="P16">Color FORTH has a seperate dictionary and code. This is stored in the Slow RAM area (it has to share access with the video display). It is a list of names and addresses of words store in High Memory. </text:p>
      <text:p text:style-name="P16"/>
      <text:p text:style-name="P4">Core Words</text:p>
      <text:p text:style-name="P16"/>
      <text:p text:style-name="P16">Core words are <text:span text:style-name="T3">words in the 8000-FFFF. They are simple indivisible words such as dup, drop, !, and so on. </text:span></text:p>
      <text:p text:style-name="P17"/>
      <text:p text:style-name="P17">In a virtual machine these will not be actually addresses but virtual machine operation codes.</text:p>
      <text:p text:style-name="P17"/>
      <text:p text:style-name="P5"/>
      <text:p text:style-name="P50">Direct Words</text:p>
      <text:p text:style-name="P17"/>
      <text:p text:style-name="P17">Direct words are when either (1) the word to be called is in 8000-BFFF or (2) the word to be called is in $C000-$FFFF and the page for that word is the same as the page for the word it is being called from.</text:p>
      <text:p text:style-name="P17"/>
      <text:p text:style-name="P17">These words consists of lists of calls to either Core Words <text:span text:style-name="T31">or</text:span> Direct Words</text:p>
      <text:p text:style-name="P17"/>
      <text:p text:style-name="P30">They are encoded using $0000 to $7FFF. The actual executable address has bit 7 set.</text:p>
      <text:p text:style-name="P18"/>
      <text:p text:style-name="P6">Page Switch Words</text:p>
      <text:p text:style-name="P19"/>
      <text:p text:style-name="P30">Sometimes the compiler has to switch pages to execute a word. There are two occasions where this happens.</text:p>
      <text:p text:style-name="P30"/>
      <text:p text:style-name="P30">If the compiler does not know which page the word to be executed is in, for example if it is executing a word indirectly. The best solution for this is to push it to the return stack (see the return section).</text:p>
      <text:p text:style-name="P30"/>
      <text:p text:style-name="P30">The second occasion is where it does know which page it is in, but the selected page (in $C000-$FFFF) is not currently selected. In this circumstance, it uses the [farcall] keyword to call the method, which includes the relevant page switching.</text:p>
      <text:p text:style-name="P30"/>
      <text:p text:style-name="P40">This has a single 16 bit parameter. Bits 0-4 indicate the page number, which is not the same as the Spectrum Next/128 page number. Bits 15-10 are the address to be called.</text:p>
      <text:p text:style-name="P40"/>
      <text:p text:style-name="P40">This address is masked out and shifted right twice, and ored with $C000. <text:s/>This gives an address of 11xx xxxx xxxx x000.</text:p>
      <text:p text:style-name="P40"/>
      <text:p text:style-name="P40">Not all addresses can be called directly, therefore when creating code in $C000-$FFFF it should be padded out to 8 byte gaps with [nop]</text:p>
      <text:p text:style-name="P40"/>
      <text:p text:style-name="P40">Also, when compiling code, the programmer needs to use the far access functions f@ f! and so on. These functions should <text:span text:style-name="T32">not</text:span> generally be used to access memory in <text:span text:style-name="T34">applications.</text:span></text:p>
      <text:p text:style-name="P54">Return <text:span text:style-name="T38">from Calls</text:span></text:p>
      <text:p text:style-name="P37"/>
      <text:p text:style-name="P37">When a direct word is called, its return address is pushed on the stack ($8000-$FFFF). <text:span text:style-name="T37">The [farcall] function</text:span> push<text:span text:style-name="T37">es</text:span> the same value on the stack but with bit 15 clear ($0000-$7FFF). This indicates that there is a further value to be popped off the stack, which is the page number to set it back to – bit 15 is set when the actual <text:span text:style-name="T37">return</text:span> is done.</text:p>
      <text:p text:style-name="P37"/>
      <text:p text:style-name="P41">As a consequence of this is it is necessary to be very careful with r&gt; and r&gt;. <text:span text:style-name="T39">For example variable is defined as r&gt;. This will only work if variable is called using a direct call. It should be, if it is in a module.</text:span></text:p>
      <text:p text:style-name="P41"/>
      <text:p text:style-name="P45">Issues</text:p>
      <text:p text:style-name="P38"/>
      <text:p text:style-name="P38">I have dealt with code across the pages, but not with data. The issue with data is that any address in the memory space is 21 bit , 16 + 5.</text:p>
      <text:p text:style-name="P38"/>
      <text:p text:style-name="P39">However all values are 16 bit. A 32 bit design was considered, but even with a high speed Z80 was thought to be inefficient and also would limit control of page switching.</text:p>
      <text:p text:style-name="P39"/>
      <text:p text:style-name="P29"><text:span text:style-name="T6">The solution are the </text:span><text:span text:style-name="T4">module[</text:span><text:span text:style-name="T6"> and</text:span><text:span text:style-name="T4"> ]module </text:span><text:span text:style-name="T9">macro</text:span><text:span text:style-name="T6">s. This defines (or end) a module, which is a group of methods that access data. Using these words an error is generated if the page at </text:span><text:span text:style-name="T4">module[</text:span><text:span text:style-name="T6"> time and the page at ]</text:span><text:span text:style-name="T4">module</text:span><text:span text:style-name="T6"> time is different </text:span><text:span text:style-name="T8">(or if it crosses the BFFF-C000 boundary)</text:span><text:span text:style-name="T6"> If it is the same, then data can be freely accessed in that module using @ c@ ! c! and so which operate as normal. </text:span></text:p>
      <text:p text:style-name="P39"/>
      <text:p text:style-name="P39">Any data access which happens outside the module has to be done through specific words created to do so, which are part of the module. The programmer must enforce this.</text:p>
      <text:p text:style-name="P39"/>
      <text:p text:style-name="P42">Words can be defined using the modifier <text:span text:style-name="T40">macro </text:span><text:span text:style-name="T4">private</text:span> which <text:s/>sets the module flag in the dictionary. <text:s/>This means the dictionary can compress on ]module being execute<text:span text:style-name="T40">d</text:span>, removing all words that are not useable from outside it.</text:p>
      <text:p text:style-name="P43"/>
      <text:p text:style-name="P44">So in this simple bit of code.</text:p>
      <text:p text:style-name="P44"/>
      <text:p text:style-name="P49">module[</text:p>
      <text:p text:style-name="P49"><text:span text:style-name="T41">demo </text:span>private 42 emit ;</text:p>
      <text:p text:style-name="P49"><text:span text:style-name="T41">start</text:span> demo ;</text:p>
      <text:p text:style-name="P49">]module</text:p>
      <text:p text:style-name="P47"/>
      <text:p text:style-name="P48">start will be in the dictionary and demo will not. <text:span text:style-name="T42">This also conveniently reduces the size of the dictionary.</text:span></text:p>
      <text:p text:style-name="P44"/>
      <text:p text:style-name="P17"/>
      <text:p text:style-name="P51">Core word set</text:p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0">Words</text:p>
          </table:table-cell>
          <table:table-cell table:style-name="Table4.B1" office:value-type="string">
            <text:p text:style-name="P61">Notes</text:p>
          </table:table-cell>
        </table:table-row>
        <table:table-row>
          <table:table-cell table:style-name="Table4.A2" office:value-type="string">
            <text:p text:style-name="P77">@ c@ ! c!</text:p>
          </table:table-cell>
          <table:table-cell table:style-name="Table4.B17" office:value-type="string">
            <text:p text:style-name="P65">Memory access. <text:span text:style-name="T36">Work on the current memory space and involves paging, hence the requirement for module[ ]module.</text:span></text:p>
          </table:table-cell>
        </table:table-row>
        <table:table-row>
          <table:table-cell table:style-name="Table4.A2" office:value-type="string">
            <text:p text:style-name="P79">f@ f! <text:span text:style-name="T35">p</text:span>age!</text:p>
          </table:table-cell>
          <table:table-cell table:style-name="Table4.B17" office:value-type="string">
            <text:p text:style-name="P89">Memory access which observes paging. 0000-BFFF operate as for @ and !, but when in range C000-CFFF takes note of a selected page as defined by page!. </text:p>
          </table:table-cell>
        </table:table-row>
        <table:table-row>
          <table:table-cell table:style-name="Table4.A2" office:value-type="string">
            <text:p text:style-name="P77">&gt;r r&gt; </text:p>
          </table:table-cell>
          <table:table-cell table:style-name="Table4.B17" office:value-type="string">
            <text:p text:style-name="P65">Return stack instructions. <text:span text:style-name="T43">Use of &gt;r and r&gt; to execute words, obtain addresses and so on must be done carefully, see note.</text:span></text:p>
          </table:table-cell>
        </table:table-row>
        <table:table-row>
          <table:table-cell table:style-name="Table4.A2" office:value-type="string">
            <text:p text:style-name="P81">[r&gt;]</text:p>
          </table:table-cell>
          <table:table-cell table:style-name="Table4.B17" office:value-type="string">
            <text:p text:style-name="P89">Functionally identical to r&gt;, but causes an error if an far call address is popped off the stack.</text:p>
          </table:table-cell>
        </table:table-row>
        <table:table-row>
          <table:table-cell table:style-name="Table4.A2" office:value-type="string">
            <text:p text:style-name="P80">;</text:p>
          </table:table-cell>
          <table:table-cell table:style-name="Table4.B17" office:value-type="string">
            <text:p text:style-name="P89">Return. Pops the top of the return stack into the PC. If bit 15 of this is clear, it was a far call. That bit is then set, and the original page is popped off the return stack as well.</text:p>
          </table:table-cell>
        </table:table-row>
        <table:table-row>
          <table:table-cell table:style-name="Table4.A2" office:value-type="string">
            <text:p text:style-name="P79">[farcall] <text:span text:style-name="T43">aaap</text:span></text:p>
          </table:table-cell>
          <table:table-cell table:style-name="Table4.B17" office:value-type="string">
            <text:p text:style-name="P89">Do a far call, explained under “Page Switch words”.</text:p>
          </table:table-cell>
        </table:table-row>
        <table:table-row>
          <table:table-cell table:style-name="Table4.A2" office:value-type="string">
            <text:p text:style-name="P78">[nop]</text:p>
          </table:table-cell>
          <table:table-cell table:style-name="Table4.B17" office:value-type="string">
            <text:p text:style-name="P66">Does nothing ; padding for paged words.</text:p>
          </table:table-cell>
        </table:table-row>
        <table:table-row>
          <table:table-cell table:style-name="Table4.A2" office:value-type="string">
            <text:p text:style-name="P77"><text:span text:style-name="T14">[lit] </text:span>nnnn</text:p>
          </table:table-cell>
          <table:table-cell table:style-name="Table4.B17" office:value-type="string">
            <text:p text:style-name="P65">Pushes nnnn on the data stack</text:p>
          </table:table-cell>
        </table:table-row>
        <table:table-row>
          <table:table-cell table:style-name="Table4.A2" office:value-type="string">
            <text:p text:style-name="P77"><text:span text:style-name="T14">[bzero]</text:span> nnnn</text:p>
          </table:table-cell>
          <table:table-cell table:style-name="Table4.B17" office:value-type="string">
            <text:p text:style-name="P65">Branches <text:span text:style-name="T11">relative</text:span> nnnn if tos = 0, destructively. <text:span text:style-name="T11">The relative position is from the address after the operand (e.g. in line with normal fetch/execute).</text:span></text:p>
          </table:table-cell>
        </table:table-row>
        <table:table-row>
          <table:table-cell table:style-name="Table4.A2" office:value-type="string">
            <text:p text:style-name="P76">+ nand 2/ <text:span text:style-name="T12">0=</text:span></text:p>
          </table:table-cell>
          <table:table-cell table:style-name="Table4.B17" office:value-type="string">
            <text:p text:style-name="P67">Base arithmetic operations (note that 2/ is arithmetic, e.g. preserves the sign bit)</text:p>
          </table:table-cell>
        </table:table-row>
        <table:table-row>
          <table:table-cell table:style-name="Table4.A2" office:value-type="string">
            <text:p text:style-name="P75">[sysinfo]</text:p>
          </table:table-cell>
          <table:table-cell table:style-name="Table4.B12" office:value-type="string">
            <text:p text:style-name="P67">Pushes <text:span text:style-name="T17">the address of the system information block (in $5B00-$7FFF area usually, but can be anywhere except C000-FFFF)</text:span></text:p>
          </table:table-cell>
        </table:table-row>
        <table:table-row>
          <table:table-cell table:style-name="Table4.A2" office:value-type="string">
            <text:p text:style-name="P73">cursor!</text:p>
          </table:table-cell>
          <table:table-cell table:style-name="Table4.B17" office:value-type="string">
            <text:p text:style-name="P71">Move hardware cursor to position on top of stack.</text:p>
          </table:table-cell>
        </table:table-row>
        <table:table-row>
          <table:table-cell table:style-name="Table4.A2" office:value-type="string">
            <text:p text:style-name="P73">screen!</text:p>
          </table:table-cell>
          <table:table-cell table:style-name="Table4.B17" office:value-type="string">
            <text:p text:style-name="P70">Write to the screen <text:span text:style-name="T15">bits 0-63 are the 6 bit ASCII values, though lower case characters are habitually used. Bits 6 and 7 are colour (00:yellow,execute 01:green,compile 10:red,define 11:white,comment).</text:span></text:p>
          </table:table-cell>
        </table:table-row>
        <table:table-row>
          <table:table-cell table:style-name="Table4.A2" office:value-type="string">
            <text:p text:style-name="P73">keyboard@</text:p>
          </table:table-cell>
          <table:table-cell table:style-name="Table4.B17" office:value-type="string">
            <text:p text:style-name="P67">Read from keyboard. 0 = No key available, 16-19 yellow, green, red, white 20-23 up down left right 13 enter 8 backspace and 32-95 only. <text:span text:style-name="T16">32-95 are 7 bit ASCII values. (e.g. ‘A’ returns 65 not 1)</text:span></text:p>
          </table:table-cell>
        </table:table-row>
        <table:table-row>
          <table:table-cell table:style-name="Table4.A2" office:value-type="string">
            <text:p text:style-name="P73">block@</text:p>
          </table:table-cell>
          <table:table-cell table:style-name="Table4.B17" office:value-type="string">
            <text:p text:style-name="P72">Read 1/4k block from storage. 2<text:span text:style-name="T13">nd</text:span> parameter is block id,1st is address target <text:span text:style-name="T26">(not in paged memory)</text:span></text:p>
          </table:table-cell>
        </table:table-row>
        <table:table-row>
          <table:table-cell table:style-name="Table4.A2" office:value-type="string">
            <text:p text:style-name="P73">[stackreset]</text:p>
          </table:table-cell>
          <table:table-cell table:style-name="Table4.B17" office:value-type="string">
            <text:p text:style-name="P74">Reset the data and return stacks</text:p>
          </table:table-cell>
        </table:table-row>
        <table:table-row>
          <table:table-cell table:style-name="Table4.A2" office:value-type="string">
            <text:p text:style-name="P73">block!</text:p>
          </table:table-cell>
          <table:table-cell table:style-name="Table4.B18" office:value-type="string">
            <text:p text:style-name="P72">Write 1/4k block to storage. 2<text:span text:style-name="T13">nd</text:span> parameter is block id,1st is address <text:span text:style-name="T26">source</text:span> <text:span text:style-name="T26">(not in paged memory)</text:span></text:p>
          </table:table-cell>
        </table:table-row>
      </table:table>
      <text:p text:style-name="P20"><text:soft-page-break/></text:p>
      <text:p text:style-name="P7">System Information Block</text:p>
      <text:p text:style-name="P7"/>
      <text:p text:style-name="P21">This is placed at the bottom of the dictionary, this address can be accessed via [sysinfo], and is normally placed at $<text:span text:style-name="T18">60</text:span>00, <text:span text:style-name="T48">the first dictionary free byte being offset </text:span><text:span text:style-name="T5">16</text:span><text:span text:style-name="T48">.</text:span>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2">Offset</text:p>
          </table:table-cell>
          <table:table-cell table:style-name="Table5.B1" office:value-type="string">
            <text:p text:style-name="P62">Usage</text:p>
          </table:table-cell>
        </table:table-row>
        <table:table-row>
          <table:table-cell table:style-name="Table5.A2" office:value-type="string">
            <text:p text:style-name="P68">+0,+1</text:p>
          </table:table-cell>
          <table:table-cell table:style-name="Table5.B9" office:value-type="string">
            <text:p text:style-name="P69">Temporary value used in keyword synthesis.</text:p>
          </table:table-cell>
        </table:table-row>
        <table:table-row>
          <table:table-cell table:style-name="Table5.A2" office:value-type="string">
            <text:p text:style-name="P68">+2,+3</text:p>
          </table:table-cell>
          <table:table-cell table:style-name="Table5.B9" office:value-type="string">
            <text:p text:style-name="P69"><text:span text:style-name="T18">Offset</text:span> of first dictionary entry <text:span text:style-name="T18">from [sysinfo]</text:span></text:p>
          </table:table-cell>
        </table:table-row>
        <table:table-row>
          <table:table-cell table:style-name="Table5.A2" office:value-type="string">
            <text:p text:style-name="P68">+4,+5</text:p>
          </table:table-cell>
          <table:table-cell table:style-name="Table5.B9" office:value-type="string">
            <text:p text:style-name="P82">Offset of next free dictionary byte from [sysinfo]</text:p>
          </table:table-cell>
        </table:table-row>
        <table:table-row>
          <table:table-cell table:style-name="Table5.A2" office:value-type="string">
            <text:p text:style-name="P83">+6,+7</text:p>
          </table:table-cell>
          <table:table-cell table:style-name="Table5.B5" office:value-type="string">
            <text:p text:style-name="P82">Address of next free code byte. <text:span text:style-name="T50">(absolute)</text:span></text:p>
          </table:table-cell>
        </table:table-row>
        <table:table-row>
          <table:table-cell table:style-name="Table5.A2" office:value-type="string">
            <text:p text:style-name="P83">+<text:span text:style-name="T30">8</text:span></text:p>
          </table:table-cell>
          <table:table-cell table:style-name="Table5.B9" office:value-type="string">
            <text:p text:style-name="P82">Current page number of code (starts at 0 and increments, not same as <text:span text:style-name="T28">the Spectrum </text:span>Next<text:span text:style-name="T28">s Page ID)</text:span></text:p>
          </table:table-cell>
        </table:table-row>
        <table:table-row>
          <table:table-cell table:style-name="Table5.A2" office:value-type="string">
            <text:p text:style-name="P83">+<text:span text:style-name="T30">9</text:span></text:p>
          </table:table-cell>
          <table:table-cell table:style-name="Table5.B9" office:value-type="string">
            <text:p text:style-name="P90">Start address page.</text:p>
          </table:table-cell>
        </table:table-row>
        <table:table-row>
          <table:table-cell table:style-name="Table5.A2" office:value-type="string">
            <text:p text:style-name="P87">+10,+11</text:p>
          </table:table-cell>
          <table:table-cell table:style-name="Table5.B9" office:value-type="string">
            <text:p text:style-name="P88">Start address (_main address)</text:p>
          </table:table-cell>
        </table:table-row>
        <table:table-row>
          <table:table-cell table:style-name="Table5.A2" office:value-type="string">
            <text:p text:style-name="P83">+1<text:span text:style-name="T30">2</text:span></text:p>
          </table:table-cell>
          <table:table-cell table:style-name="Table5.B9" office:value-type="string">
            <text:p text:style-name="P82">Screen width in characters <text:span text:style-name="T27">(32)</text:span></text:p>
          </table:table-cell>
        </table:table-row>
        <table:table-row>
          <table:table-cell table:style-name="Table5.A2" office:value-type="string">
            <text:p text:style-name="P83">+1<text:span text:style-name="T30">3</text:span></text:p>
          </table:table-cell>
          <table:table-cell table:style-name="Table5.B10" office:value-type="string">
            <text:p text:style-name="P82">Screen height in characters <text:span text:style-name="T27">(24)</text:span></text:p>
          </table:table-cell>
        </table:table-row>
      </table:table>
      <text:p text:style-name="P21"/>
      <text:p text:style-name="P9">Dictionary</text:p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Offset</text:p>
          </table:table-cell>
          <table:table-cell table:style-name="Table6.B1" office:value-type="string">
            <text:p text:style-name="P64">Usage</text:p>
          </table:table-cell>
        </table:table-row>
        <table:table-row>
          <table:table-cell table:style-name="Table6.A2" office:value-type="string">
            <text:p text:style-name="P85">+0,+1</text:p>
          </table:table-cell>
          <table:table-cell table:style-name="Table6.B4" office:value-type="string">
            <text:p text:style-name="P84"><text:span text:style-name="T6">Offset </text:span><text:span text:style-name="T10">from the start of the dictionary</text:span><text:span text:style-name="T6"> to the offset word of the previous entry. If this value is 0 then the first word has been reached. (Note offset 2,3 points to one of these) </text:span></text:p>
          </table:table-cell>
        </table:table-row>
        <table:table-row>
          <table:table-cell table:style-name="Table6.A2" office:value-type="string">
            <text:p text:style-name="P85">+2,+3</text:p>
          </table:table-cell>
          <table:table-cell table:style-name="Table6.B4" office:value-type="string">
            <text:p text:style-name="P84">Actual physical address of code word – <text:span text:style-name="T33">not</text:span><text:span text:style-name="T49"> encoded.</text:span></text:p>
          </table:table-cell>
        </table:table-row>
        <table:table-row>
          <table:table-cell table:style-name="Table6.A2" office:value-type="string">
            <text:p text:style-name="P85">+<text:span text:style-name="T52">4</text:span></text:p>
          </table:table-cell>
          <table:table-cell table:style-name="Table6.B4" office:value-type="string">
            <text:p text:style-name="P84">Bit 7: set if macro. Bit 6: set if core word, <text:span text:style-name="T39">Bit 5: set if private word ; </text:span>Bits 0..<text:span text:style-name="T39">4</text:span>: page number</text:p>
          </table:table-cell>
        </table:table-row>
        <table:table-row>
          <table:table-cell table:style-name="Table6.A2" office:value-type="string">
            <text:p text:style-name="P85">+<text:span text:style-name="T52">5</text:span></text:p>
          </table:table-cell>
          <table:table-cell table:style-name="Table6.B7" office:value-type="string">
            <text:p text:style-name="P84">First character of name, 6 bit ASCII, bit 7 set if not the last</text:p>
          </table:table-cell>
        </table:table-row>
        <table:table-row>
          <table:table-cell table:style-name="Table6.A2" office:value-type="string">
            <text:p text:style-name="P85">+<text:span text:style-name="T52">6</text:span></text:p>
          </table:table-cell>
          <table:table-cell table:style-name="Table6.B7" office:value-type="string">
            <text:p text:style-name="P84">Second character of name, 6 bit ASCII, bit 7 set if not the last</text:p>
          </table:table-cell>
        </table:table-row>
        <table:table-row>
          <table:table-cell table:style-name="Table6.A2" office:value-type="string">
            <text:p text:style-name="P85">+n</text:p>
          </table:table-cell>
          <table:table-cell table:style-name="Table6.B7" office:value-type="string">
            <text:p text:style-name="P84">Last character of name, 6 bit ASCII, bit 7 cleared.</text:p>
          </table:table-cell>
        </table:table-row>
      </table:table>
      <text:p text:style-name="P16"/>
      <text:p text:style-name="P8"/>
      <text:p text:style-name="P53">Compiler</text:p>
      <text:p text:style-name="P31"/>
      <text:p text:style-name="P31">Obviously the system compiler works perfectly normally, using the colour word system </text:p>
      <text:p text:style-name="P31"/>
      <text:list xml:id="list304459216" text:style-name="L1">
        <text:list-item>
          <text:p text:style-name="P91">Yellow – always execute</text:p>
        </text:list-item>
        <text:list-item>
          <text:p text:style-name="P91">Green – compile, unless macro in which case execute</text:p>
        </text:list-item>
        <text:list-item>
          <text:p text:style-name="P91">Red – define word here</text:p>
        </text:list-item>
        <text:list-item>
          <text:p text:style-name="P91">White – comment</text:p>
          <text:p text:style-name="P91"/>
        </text:list-item>
      </text:list>
      <text:p text:style-name="P31">Equally obviously for the text compiler we cannot do that, because we don’t have the colour editor or the run time environment.</text:p>
      <text:p text:style-name="P31"/>
      <text:p text:style-name="P31">{ } <text:tab/><text:tab/>ColorForth does not have curly brackets, so these delimit comments</text:p>
      <text:p text:style-name="P10"><text:span text:style-name="T45"><text:tab/><text:tab/></text:span><text:span text:style-name="T47">in the same line (e.g. you cannot have { and } on different lines.</text:span></text:p>
      <text:p text:style-name="P31">:&lt;word&gt;<text:tab/>Defines a new word at this point in memory. If the word is present</text:p>
      <text:p text:style-name="P31"><text:tab/><text:tab/>compiling is halted until the next definition.</text:p>
      <text:p text:style-name="P31">macro <text:tab/>Makes the last defined word a macro</text:p>
      <text:p text:style-name="P31">private<text:tab/>Makes the last defined word private</text:p>
      <text:p text:style-name="P10"><text:span text:style-name="T45">variable <text:tab/>Compiles [variable] and an 2 byte space. </text:span><text:span text:style-name="T46">Marks last word private.</text:span></text:p>
      <text:p text:style-name="P32">&lt;decimal&gt;<text:tab/>Compiles the value as a literal or a call if in the dictionary</text:p>
      <text:p text:style-name="P32">$&lt;hex&gt;<text:tab/>Same as decimal, except in base 16, obviously.</text:p>
      <text:p text:style-name="P32">If …. then <text:tab/>Structure in ColorForth. Cannot nest. Note ; also closes then.</text:p>
      <text:p text:style-name="P32">For … next<text:tab/>Structure in ColorForth, takes one parameter the count.</text:p>
      <text:p text:style-name="P32"/>
      <text:p text:style-name="P31">Dictionary base is at $6000</text:p>
      <text:p text:style-name="P31">Code base is at $8000</text:p>
      <text:p text:style-name="P31">These are combined into a file boot.bin which loads at $6000</text:p>
      <text:p text:style-name="P52">Word Groups</text:p>
      <text:p text:style-name="P8"/>
      <text:p text:style-name="P11">Group 0</text:p>
      <text:p text:style-name="P11"/>
      <text:p text:style-name="P22">The core word set</text:p>
      <text:p text:style-name="P22"/>
      <text:p text:style-name="P12">Group 1</text:p>
      <text:p text:style-name="P23"/>
      <text:p text:style-name="P25">It is <text:span text:style-name="T4">highly advisable </text:span><text:span text:style-name="T6">to implement these directly, as some of the implementations are slow. </text:span><text:span text:style-name="T7">But it’s not a requirement.</text:span></text:p>
      <text:p text:style-name="P35"/>
      <text:p text:style-name="P23">- <text:tab/><text:span text:style-name="T29">0- <text:s text:c="2"/><text:tab/></text:span>0&lt; <text:tab/><text:span text:style-name="T29">1+ <text:tab/></text:span>1- <text:tab/>2*<text:tab/>and <text:tab/><text:span text:style-name="T19">over <text:tab/></text:span>drop<text:tab/>dup<text:tab/>not <text:tab/>or <text:tab/>swap <text:tab/>xor</text:p>
      <text:p text:style-name="P24">0 <text:tab/>1 <text:tab/>2 <text:tab/>-1<text:tab/>?<text:span text:style-name="T20">dup <text:tab/></text:span>[next] <text:s/><text:span text:style-name="T53">2</text:span>+<text:tab/>2-<text:tab/>+!<text:tab/><text:span text:style-name="T51">[variable]</text:span></text:p>
      <text:p text:style-name="P34"/>
      <text:p text:style-name="P34">[variable] <text:tab/>push address following on data stack and return.</text:p>
      <text:p text:style-name="P34"/>
      <text:p text:style-name="P23">[next] executes the next ; decrement top of return stack, push it #0 to datastack for a <text:span text:style-name="T29">[bzero]</text:span></text:p>
      <text:p text:style-name="P23"/>
      <text:p text:style-name="P26">[exec] calls the word on the top of the stack. </text:p>
      <text:p text:style-name="P26"/>
      <text:p text:style-name="P12">Group 2</text:p>
      <text:p text:style-name="P36"/>
      <text:p text:style-name="P23">rdrop<text:tab/>4<text:tab/>8<text:tab/>10<text:tab/>16<text:tab/>100 <text:tab/>256</text:p>
      <text:p text:style-name="P23">&gt;<text:tab/>&lt; <text:tab/>&gt;=<text:tab/>&lt;= <text:tab/>!=<text:tab/>==<text:tab/><text:span text:style-name="T22">0&gt; <text:tab/>0&gt;= <text:tab/>0&lt;= <text:s/></text:span></text:p>
      <text:p text:style-name="P27">abs <text:tab/>min <text:tab/>max<text:tab/><text:span text:style-name="T23">nip </text:span></text:p>
      <text:p text:style-name="P23"/>
      <text:p text:style-name="P12">Group 3</text:p>
      <text:p text:style-name="P12"/>
      <text:p text:style-name="P23">rot<text:tab/>word+<text:tab/>word-<text:tab/><text:tab/>*<text:tab/>-!<text:tab/><text:span text:style-name="T21">4*<text:tab/>8* <text:tab/>16* <text:tab/>16/ <text:tab/>256* <text:tab/>256/ </text:span></text:p>
      <text:p text:style-name="P23"/>
      <text:p text:style-name="P28">&gt;&gt;<text:tab/><text:tab/>(unsigned shift right)</text:p>
      <text:p text:style-name="P28"/>
      <text:p text:style-name="P33"/>
      <text:p text:style-name="P13">Group 4</text:p>
      <text:p text:style-name="P13"/>
      <text:p text:style-name="P23"><text:span text:style-name="T24">codeptr <text:tab/></text:span>, <text:tab/><text:span text:style-name="T44">c,<text:tab/></text:span>if..then <text:tab/>for..next<text:tab/><text:span text:style-name="T25">repeat..until<text:tab/><text:tab/>u/<text:tab/>umod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itstream Vera Sans" fo:font-weight="bold" style:font-weight-asian="bold" style:font-weight-complex="bold"/>
    </style:style>
    <style:style style:name="MT1" style:family="text">
      <style:text-properties officeooo:rsid="00380c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8:48:00.507627393</meta:creation-date>
    <meta:generator>LibreOffice/5.4.3.2$Linux_X86_64 LibreOffice_project/40$Build-2</meta:generator>
    <dc:date>2017-11-29T22:26:40.327132671</dc:date>
    <meta:editing-duration>PT3H8M20S</meta:editing-duration>
    <meta:editing-cycles>58</meta:editing-cycles>
    <meta:document-statistic meta:table-count="6" meta:image-count="0" meta:object-count="0" meta:page-count="8" meta:paragraph-count="199" meta:word-count="1849" meta:character-count="10059" meta:non-whitespace-character-count="8345"/>
  </office:meta>
</office:document-meta>
</file>